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580000001FED1EC3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fo:font-size="8pt" style:text-underline-style="none" officeooo:rsid="00306eaf" officeooo:paragraph-rsid="00306eaf" style:font-size-asian="8pt" style:font-size-complex="8pt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28a4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306eaf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228a4d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31a893" style:font-size-asian="12pt" style:font-size-complex="12pt"/>
    </style:style>
    <style:style style:name="P8" style:family="paragraph" style:parent-style-name="Text_20_body">
      <style:text-properties officeooo:paragraph-rsid="0035fe9a"/>
    </style:style>
    <style:style style:name="P9" style:family="paragraph" style:parent-style-name="Text_20_body">
      <style:text-properties officeooo:paragraph-rsid="0036e039"/>
    </style:style>
    <style:style style:name="P10" style:family="paragraph" style:parent-style-name="Text_20_body">
      <style:text-properties style:font-name="Arial" fo:font-size="12pt" fo:font-weight="normal" officeooo:rsid="0030c3c6" officeooo:paragraph-rsid="0036e039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arial1" fo:font-size="12pt" fo:font-style="normal" style:text-underline-style="none" fo:font-weight="normal" officeooo:rsid="008d05e3" officeooo:paragraph-rsid="003790c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Heading_20_1">
      <style:paragraph-properties fo:line-height="150%" fo:text-align="justify" style:justify-single-word="false"/>
      <style:text-properties officeooo:rsid="00306eaf" officeooo:paragraph-rsid="00306eaf"/>
    </style:style>
    <style:style style:name="P13" style:family="paragraph" style:parent-style-name="Heading_20_1">
      <style:paragraph-properties fo:line-height="150%" fo:text-align="justify" style:justify-single-word="false"/>
      <style:text-properties style:font-name="arial1" fo:font-size="12pt" fo:font-style="normal" style:text-underline-style="none" fo:font-weight="normal" officeooo:rsid="008f7039" officeooo:paragraph-rsid="00228a4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306eaf"/>
    </style:style>
    <style:style style:name="T2" style:family="text">
      <style:text-properties officeooo:rsid="00228a4d"/>
    </style:style>
    <style:style style:name="T3" style:family="text">
      <style:text-properties officeooo:rsid="0029db42"/>
    </style:style>
    <style:style style:name="T4" style:family="text">
      <style:text-properties officeooo:rsid="000c24b8"/>
    </style:style>
    <style:style style:name="T5" style:family="text">
      <style:text-properties officeooo:rsid="002a4978"/>
    </style:style>
    <style:style style:name="T6" style:family="text">
      <style:text-properties style:font-name="Arial" fo:font-size="12pt" officeooo:rsid="00228a4d" style:font-size-asian="12pt" style:font-size-complex="12pt"/>
    </style:style>
    <style:style style:name="T7" style:family="text">
      <style:text-properties style:font-name="Arial" fo:font-size="12pt" officeooo:rsid="000c24b8" style:font-size-asian="12pt" style:font-size-complex="12pt"/>
    </style:style>
    <style:style style:name="T8" style:family="text">
      <style:text-properties style:font-name="Arial" fo:font-size="12pt" officeooo:rsid="001fe16f" style:font-size-asian="12pt" style:font-size-complex="12pt"/>
    </style:style>
    <style:style style:name="T9" style:family="text">
      <style:text-properties style:font-name="Arial" fo:font-size="12pt" officeooo:rsid="001e8113" style:font-size-asian="12pt" style:font-size-complex="12pt"/>
    </style:style>
    <style:style style:name="T10" style:family="text">
      <style:text-properties style:font-name="Arial" fo:font-size="12pt" officeooo:rsid="00279e65" style:font-size-asian="12pt" style:font-size-complex="12pt"/>
    </style:style>
    <style:style style:name="T11" style:family="text">
      <style:text-properties style:font-name="Arial" fo:font-size="12pt" officeooo:rsid="005eb991" style:font-size-asian="12pt" style:font-size-complex="12pt"/>
    </style:style>
    <style:style style:name="T12" style:family="text">
      <style:text-properties style:font-name="Arial" fo:font-size="12pt" officeooo:rsid="00177cbd" style:font-size-asian="12pt" style:font-size-complex="12pt"/>
    </style:style>
    <style:style style:name="T13" style:family="text">
      <style:text-properties style:font-name="Arial" fo:font-size="12pt" fo:font-weight="normal" officeooo:rsid="0030c3c6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331cd1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35ec33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35fe9a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36e039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3790c7" style:font-size-asian="12pt" style:font-weight-asian="normal" style:font-size-complex="12pt" style:font-weight-complex="normal"/>
    </style:style>
    <style:style style:name="T19" style:family="text">
      <style:text-properties fo:font-size="12pt" officeooo:rsid="00306eaf" style:font-size-asian="12pt" style:font-size-complex="12pt"/>
    </style:style>
    <style:style style:name="T20" style:family="text">
      <style:text-properties officeooo:rsid="0031a893"/>
    </style:style>
    <style:style style:name="T21" style:family="text">
      <style:text-properties fo:color="#000000" style:font-name="Arial" fo:font-size="12pt" fo:font-weight="normal" officeooo:rsid="0035ec33" style:font-size-asian="12pt" style:font-weight-asian="normal" style:font-size-complex="12pt" style:font-weight-complex="normal"/>
    </style:style>
    <style:style style:name="T22" style:family="text">
      <style:text-properties fo:color="#000000" style:font-name="Arial" fo:font-size="12pt" fo:font-weight="normal" officeooo:rsid="0036e039" style:font-size-asian="12pt" style:font-weight-asian="normal" style:font-size-complex="12pt" style:font-weight-complex="normal"/>
    </style:style>
    <style:style style:name="T23" style:family="text">
      <style:text-properties fo:color="#000000" style:font-name="Arial" fo:font-size="12pt" fo:font-weight="normal" officeooo:rsid="003790c7" style:font-size-asian="12pt" style:font-weight-asian="normal" style:font-size-complex="12pt" style:font-weight-complex="normal"/>
    </style:style>
    <style:style style:name="T24" style:family="text">
      <style:text-properties officeooo:rsid="003790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Einleitung</text:h>
      <text:p text:style-name="P9"><text:span text:style-name="T17">Thomas S. Kuhn's Hauptwerk </text:span><text:span text:style-name="T15">„The Structure of Scientific Revolutions“ „was a landmark event i</text:span><text:span text:style-name="T21">n the history, philosophy, and sociology of scientific knowledge“ (Wikipedia). </text:span><text:span text:style-name="T22">Kuhn stellte darin die </text:span><text:span text:style-name="T21">These auf, dass Wissenschaft immer wieder von disruptiven Ereignissen betroffen war, welche </text:span><text:span text:style-name="T23">das</text:span><text:span text:style-name="T21"> aktuelle </text:span><text:span text:style-name="T23">Paradigma </text:span><text:span text:style-name="T21">in Frage stellte, und sich darauf hin ein </text:span><text:span text:style-name="T23">N</text:span><text:span text:style-name="T21">eues heraus </text:span><text:span text:style-name="T22">bildete</text:span><text:span text:style-name="T21">.</text:span></text:p>
      <text:p text:style-name="P9"><text:span text:style-name="T17">Diese </text:span><text:span text:style-name="T15">Studie soll die</text:span><text:span text:style-name="T17">se These 50 Jahre nach der Erstveröffentlichung auf ihre Gültigkeit kontrollieren </text:span><text:span text:style-name="T18">und genauer betrachten</text:span><text:span text:style-name="T15">. </text:span></text:p>
      <text:p text:style-name="P8"><text:span text:style-name="T16">Um dies zu erreichen, werden 20 unterschiedliche große Durchbrüche in </text:span><text:span text:style-name="T17">verschiedenen </text:span><text:span text:style-name="T18">wissenschaftlichen </text:span><text:span text:style-name="T16">Disziplinen </text:span><text:span text:style-name="T18">der </text:span><text:span text:style-name="T16">letzten 50 Jahren mittels Diskursanalyse ausgewertet und miteinander verglichen.</text:span></text:p>
      <text:p text:style-name="P8"><text:span text:style-name="T18">Dabei soll die Frage beantwortet werden</text:span><text:span text:style-name="T17">, </text:span><text:span text:style-name="T16">ob ein </text:span><text:span text:style-name="T17">Paradigmenwechsel statt gefunden hat</text:span><text:span text:style-name="T16">. Weiters wäre noch interessant, ob sich die ursprünglichen Paradigmen als komplett falsch erwiesen haben oder teilweise wieder </text:span><text:span text:style-name="T17">an Validität erlangten</text:span><text:span text:style-name="T16">, dem wird aber in dieser Studie nicht nachgegangen.</text:span></text:p>
      <text:h text:style-name="Heading_20_1" text:outline-level="1">Literaturverzeichnis</text:h>
      <text:p text:style-name="P11"><text:span text:style-name="T24">Wikipedia (2013): The Structure of Scientific Knowledge. </text:span><text:a xlink:type="simple" xlink:href="https://en.wikipedia.org/wiki/The_Structure_of_Scientific_Revolutions"><text:span text:style-name="T24">https://en.wikipedia.org/wiki/The_Structure_of_Scientific_Revolutions</text:span></text:a><text:span text:style-name="T24"> (Zugriff 12/2013)</text:span></text:p>
      <text:h text:style-name="Heading_20_1" text:outline-level="1">Details</text:h>
      <text:p text:style-name="P4"><text:span text:style-name="T6">Autor: </text:span><text:span text:style-name="T7">Stefan Kasberger, </text:span><text:span text:style-name="T8">Matr</text:span><text:span text:style-name="T6">ikelnummer</text:span><text:span text:style-name="T7"> </text:span><text:span text:style-name="T9">#1011416, </text:span><text:a xlink:type="simple" xlink:href="mailto:stefan.kasberger@edu.uni-graz.at"><text:span text:style-name="T9">stefan.kasberger@edu.uni-graz.at</text:span></text:a><text:span text:style-name="T9"> <text:s text:c="2"/></text:span></text:p>
      <text:p text:style-name="P6"><text:span text:style-name="T2">Datum: </text:span><text:span text:style-name="T1">4</text:span><text:span text:style-name="T5">. </text:span><text:span text:style-name="T3">Dezember 2013 </text:span><text:span text:style-name="T4">in </text:span><text:span text:style-name="T3">Graz</text:span></text:p>
      <text:p text:style-name="P7"><text:span text:style-name="T4">Aufgabe</text:span><text:span text:style-name="T2">nstellung</text:span><text:span text:style-name="T4">: <text:s/></text:span><text:span text:style-name="T20">Schreiben einer Einleitung (ca. 200 Worte) zu einem Thema Ihrer Wahl, mit Zitaten.</text:span></text:p>
      <text:p text:style-name="P5"><text:span text:style-name="T10">GitHub: </text:span><text:a xlink:type="simple" xlink:href="https://github.com/skasberger/vu-wissenschaftliches-arbeiten"><text:span text:style-name="T19">https://github.com/skasberger/vu-wissenschaftliches-arbeiten</text:span></text:a></text:p>
      <text:p text:style-name="P4"><text:span text:style-name="T6">Web: </text:span><text:a xlink:type="simple" xlink:href="http://openscienceasap.org/"><text:span text:style-name="T11">openscienceasap.org</text:span></text:a><text:span text:style-name="T10"> </text:span></text:p>
      <text:p text:style-name="P4"><text:span text:style-name="T6">Lizenz: </text:span><text:a xlink:type="simple" xlink:href="https://creativecommons.org/licenses/by/3.0/at/"><text:span text:style-name="T12">Creative Commons CC by AT 3.0</text:span></text:a></text:p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rial" style:family="paragraph" style:parent-style-name="Standard">
      <style:paragraph-properties fo:line-height="150%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fo:font-size="8pt" style:text-underline-style="none" officeooo:rsid="00306eaf" officeooo:paragraph-rsid="00306eaf" style:font-size-asian="8pt" style:font-size-complex="8pt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306eaf"/>
    </style:style>
    <style:style style:name="MT2" style:family="text">
      <style:text-properties officeooo:rsid="00228a4d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.00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31pt solid #000000" fo:border-left="none" fo:border-right="none" fo:padding="0.051cm" style:shadow="none"/>
      </style:header-style>
      <style:footer-style>
        <style:header-footer-properties svg:height="1.503cm" fo:margin-left="0cm" fo:margin-right="0cm" fo:margin-top="0.499cm" fo:border-top="0.31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>V<text:span text:style-name="MT1">U</text:span> <text:span text:style-name="MT1">Wissenschaftliches Arbeiten in der Geographie</text:span></text:p>
        <text:p text:style-name="MP2">Judith Pizzera</text:p>
        <text:p text:style-name="MP1">WS 2013/14</text:p>
      </style:header>
      <style:footer>
        <text:p text:style-name="MP3"><draw:a xlink:type="simple" xlink:href="http://creativecommons.org/licenses/by/3.0/at/" office:target-frame-name="_blank" xlink:show="new"><draw:frame draw:style-name="Mfr1" draw:name="graphics2" text:anchor-type="paragraph" svg:x="14.855cm" svg:y="0.041cm" svg:width="2.124cm" svg:height="0.748cm" draw:z-index="0"><draw:image xlink:href="Pictures/10000201000000580000001FED1EC38A.png" xlink:type="simple" xlink:show="embed" xlink:actuate="onLoad"/></draw:frame></draw:a><text:span text:style-name="MT2">Stefan Kasberger, #1011416,</text:span> <text:date style:data-style-name="N106" text:date-value="2013-12-03T18:42:49" text:fixed="true">2013</text:date></text:p>
        <text:p text:style-name="MP3"><text:a xlink:type="simple" xlink:href="mailto:stefan.kasberger@edu.uni-graz.at">stefan.kasberger@edu.uni-graz.at</text:a> <text:s text:c="94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8:44:25</meta:creation-date>
    <meta:editing-duration>PT4H57M57S</meta:editing-duration>
    <meta:editing-cycles>19</meta:editing-cycles>
    <meta:generator>LibreOffice/4.0.1.2$Linux_X86_64 LibreOffice_project/84102822e3d61eb989ddd325abf1ac077904985</meta:generator>
    <dc:title>Bericht</dc:title>
    <dc:date>2013-12-04T12:18:14</dc:date>
    <dc:creator>Stefan Kasberger</dc:creator>
    <meta:document-statistic meta:table-count="0" meta:image-count="1" meta:object-count="0" meta:page-count="1" meta:paragraph-count="19" meta:word-count="198" meta:character-count="1743" meta:non-whitespace-character-count="1463"/>
  </office:meta>
</office:document-meta>
</file>